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text-properties style:font-weight-complex="bold"/>
    </style:style>
    <style:style style:name="P7" style:family="paragraph" style:parent-style-name="Heading_20_1" style:master-page-name="Standard">
      <style:paragraph-properties style:page-number="auto"/>
    </style:style>
    <style:style style:name="P8"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style:font-weight-complex="bold"/>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7" text:outline-level="1"><text:bookmark-start text:name="Notes_on_Processing_Reactors"/>Processing Reactors <text:bookmark-end text:name="Notes_on_Processing_Reactors"/></text:h>
      <text:p text:style-name="Text_20_body_20_indent">After Pion has collected data it must do something with it in order to make it more useful. The Processing reactors are responsible for manipulating and enriching the raw data to create the desired information.</text:p>
      <text:p text:style-name="P6">The Processing reactors include: </text:p>
      <text:list xml:id="list42170683" text:style-name="WW8Num19">
        <text:list-item>
          <text:p text:style-name="Unordered_20_Indented_20_1"><text:span text:style-name="T3">Aggregate Reactor</text:span>, which is able to take large volumes of raw data and distill critical pieces of information out of them. </text:p>
        </text:list-item>
        <text:list-item>
          <text:p text:style-name="Unordered_20_Indented_20_1"><text:span text:style-name="T3">Clickstream Reactor</text:span>, which is able take raw web traffic and organize it into logical pages and individual user sessions. </text:p>
        </text:list-item>
        <text:list-item>
          <text:p text:style-name="Unordered_20_Indented_20_1"><text:span text:style-name="T3">Content Hash Reactor</text:span>, which creates and then stores a hash identifier for a specified content term in an HTTP response. These identifiers are used by the Replay feature to eliminate duplicate responses and determine which ones to store into databases. </text:p>
        </text:list-item>
        <text:list-item>
          <text:p text:style-name="Unordered_20_Indented_20_1"><text:span text:style-name="T3">Filter Reactor</text:span>, which filters information based on any number of criteria you might set. </text:p>
        </text:list-item>
        <text:list-item>
          <text:p text:style-name="Unordered_20_Indented_20_1"><text:span text:style-name="T3">Fission Reactor</text:span>, which splits input events into sequences of output events. </text:p>
        </text:list-item>
        <text:list-item>
          <text:p text:style-name="Unordered_20_Indented_20_1"><text:span text:style-name="T3">Python Reactor</text:span>, which allows you to use Python to collect, manipulate and store events. </text:p>
        </text:list-item>
        <text:list-item>
          <text:p text:style-name="Unordered_20_Indented_20_1"><text:span text:style-name="T3">Script Reactor</text:span>, which enables you to leverage existing command line scripts to quickly add capabilities to Pion.</text:p>
        </text:list-item>
        <text:list-item>
          <text:p text:style-name="Unordered_20_Indented_20_1"><text:bookmark-start text:name="Notes_on_Aggregate_Reactor"/><text:span text:style-name="T3">Session Filter Reactor</text:span>, which enables you hold entire sessions until they meet certain criteria. </text:p>
        </text:list-item>
        <text:list-item>
          <text:p text:style-name="Unordered_20_Indented_20_1"><text:span text:style-name="T3">SQL Reactor</text:span>, which lets Pion interact with any relational database based on real time information. </text:p>
        </text:list-item>
        <text:list-item>
          <text:p text:style-name="Unordered_20_Indented_20_1"><text:span text:style-name="T3">Transform Reactor</text:span>, which is able to do deep manipulation of the data in the data stream. </text:p>
        </text:list-item>
      </text:list>
      <text:p text:style-name="Text_20_body_20_indent">These reactors are described in the following sections. </text:p>
      <text:p text:style-name="Text_20_body_20_indent"><text:bookmark-end text:name="Notes_on_Aggregate_Rea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7T22:07:33.07</dc:date>
    <meta:print-date>2009-12-22T07:51:27</meta:print-date>
    <meta:editing-cycles>132</meta:editing-cycles>
    <meta:editing-duration>PT393H37M58S</meta:editing-duration>
    <meta:generator>OpenOffice.org/3.1$Win32 OpenOffice.org_project/310m19$Build-9420</meta:generator>
    <dc:creator>Richard Koolkin</dc:creator>
    <meta:document-statistic meta:table-count="0" meta:image-count="0" meta:object-count="0" meta:page-count="1" meta:paragraph-count="23" meta:word-count="260" meta:character-count="162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2-07T22:07:33"/>
</VL:version-list>
</file>